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012" officeooo:paragraph-rsid="00061012"/>
    </style:style>
    <style:style style:name="P2" style:family="paragraph" style:parent-style-name="Standard">
      <style:text-properties officeooo:rsid="0007e00f" officeooo:paragraph-rsid="0007e0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ld wild everything </text:p>
      <text:p text:style-name="P1"/>
      <text:p text:style-name="P1">USA</text:p>
      <text:p text:style-name="P1"/>
      <text:p text:style-name="P2">West to east</text:p>
      <text:p text:style-name="P2">North to south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0:41:05.961197667</meta:creation-date>
    <dc:date>2025-11-25T10:43:05.069253591</dc:date>
    <meta:editing-duration>PT1M59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4" meta:word-count="10" meta:character-count="50" meta:non-whitespace-character-count="43"/>
  </office:meta>
</office:document-meta>
</file>